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003b5" officeooo:paragraph-rsid="001003b5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paragraph-rsid="001003b5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CC1 DS1</text:p>
      <text:p text:style-name="Standard"/>
      <text:p text:style-name="Standard"/>
      <text:p text:style-name="Standard">Noms des participants: BADAI et DE LAIGFLESIA</text:p>
      <text:p text:style-name="Standard"/>
      <text:p text:style-name="Standard"/>
      <text:p text:style-name="P2">Après avoir rédigé la tâche 3.5, un problème est apparu : le lancement du code donnait des données incorrectes, certaines cellules d'une couleur étant entourées de cellules d'une autre couleur. Pour résoudre ce problème, on a utilisé ChatGPT avec le prompt suivant : "Les deux photos ci-jointes contiennent les données saisies, le résultat attendu et le résultat obtenu, qui diffère du résultat attendu. À l'aide du document contenant les informations sur le projet et du code ci-dessous, sans modifier le code d'origine, indiquez où se trouve l'erreur ou quelle partie du code peut être manquante". ChatGPT a indiqué que la dernière vérification à l'étape L de l'exclusivité du territoire n'avait pas été effectuée:</text:p>
      <text:p text:style-name="P2">***************************************************************</text:p>
      <text:p text:style-name="P2">;; exclusivité des territoires à l'étape L</text:p>
      <text:p text:style-name="P2">bigand $i in [1..$N]:</text:p>
      <text:p text:style-name="P2"><text:s text:c="4"/>bigand $j in [1..$N]:</text:p>
      <text:p text:style-name="P2"><text:s text:c="8"/>(r($L,B,$i,$j) or r($L,N,$i,$j))</text:p>
      <text:p text:style-name="P2"><text:s text:c="8"/>and not (r($L,B,$i,$j) and r($L,N,$i,$j))</text:p>
      <text:p text:style-name="P2"><text:s text:c="4"/>end</text:p>
      <text:p text:style-name="P2">end</text:p>
      <text:p text:style-name="P2">***************************************************************</text:p>
      <text:p text:style-name="P2"/>
      <text:p text:style-name="P2">Exercice 4.3</text:p>
      <text:p text:style-name="P2">Dans le modèle, L représente le nombre maximal d'étapes de propagation nécessaires pour construire entièrement les territoires blancs et noirs à partir de leurs cellules initiales.</text:p>
      <text:p text:style-name="P2">La valeur minimale de L est la distance maximale entre la cellule initiale d'un territoire et la cellule la plus éloignée de ce territoire.</text:p>
      <text:p text:style-name="P2"/>
      <text:p text:style-name="P2">Exercice 6</text:p>
      <text:p text:style-name="P2">Nous n'avons pas réussi à suffisamment optimiser le code pour des valeurs trop grandes de L. Ainsi, il nous a été impossible de résoudre la grille numéro 4.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9T20:31:39.423000000</meta:creation-date>
    <dc:date>2025-12-19T20:32:57.502000000</dc:date>
    <meta:editing-duration>PT1M18S</meta:editing-duration>
    <meta:editing-cycles>1</meta:editing-cycles>
    <meta:document-statistic meta:table-count="0" meta:image-count="0" meta:object-count="0" meta:page-count="1" meta:paragraph-count="17" meta:word-count="232" meta:character-count="1586" meta:non-whitespace-character-count="1347"/>
    <meta:generator>LibreOffice/7.4.7.2$Windows_X86_64 LibreOffice_project/723314e595e8007d3cf785c16538505a1c878ca5</meta:generator>
  </office:meta>
</office:document-meta>
</file>